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2">
      <style:text-properties fo:font-size="12pt" style:font-size-asian="12pt" style:font-size-complex="12pt"/>
    </style:style>
    <style:style style:name="P3" style:family="paragraph" style:parent-style-name="Heading_20_2">
      <style:text-properties fo:font-size="16pt" style:font-size-asian="16pt" style:font-size-complex="16pt"/>
    </style:style>
    <style:style style:name="P4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Johdanto</text:h>
      <text:p text:style-name="Standard"/>
      <text:p text:style-name="Standard">Järjestelmän tehtävänä on toimia tietokantana drinkeille.</text:p>
      <text:p text:style-name="Standard"></text:p>
      <text:p text:style-name="Standard">Tietokannasta voidaan hakea eri drinkkejä hakusanojen perusteella, hakusanana voi toimia esimerkiksi drinkin nimi, lempinimi, tai ainesosa.</text:p>
      <text:p text:style-name="Standard"></text:p>
      <text:p text:style-name="Standard">Järjestelmään kirjaudutaan. Käyttäjät voivat asemansa perusteella joko hakea drinkkejä, ehdottaa uusia tai lisätä drinkkejä tietokantaan.</text:p>
      <text:p text:style-name="Standard"></text:p>
      <text:p text:style-name="Standard">Työ toteutetaan laitoksen users-palvelimella.</text:p>
      <text:p text:style-name="Standard"></text:p>
      <text:p text:style-name="Standard">Järjestelmä toteutetaan PHP-pohjaisesti.</text:p>
      <text:p text:style-name="Standard"></text:p>
      <text:p text:style-name="Standard">Ohjelma käyttää vain sille erikseen luotua tietokantaa.</text:p>
      <text:p text:style-name="Standard"/>
      <text:h text:style-name="P3" text:outline-level="2">Yleiskuvaus</text:h>
      <text:h text:style-name="P2" text:outline-level="2">Käyttäjäryhmät</text:h>
      <text:p text:style-name="Text_20_body"></text:p>
      <text:p text:style-name="P1">Jokamies</text:p>
      <text:p text:style-name="Text_20_body"><text:s/>Henkilö joka on saapunut järjestelmän web-sivulle.</text:p>
      <text:p text:style-name="Text_20_body"></text:p>
      <text:p text:style-name="P1">Käyttäjä</text:p>
      <text:p text:style-name="Text_20_body"><text:s text:c="2"/>Rekisteröitynyt käyttäjä, voi olla kuka tahansa.</text:p>
      <text:p text:style-name="Text_20_body"></text:p>
      <text:p text:style-name="P1">Luotettu käyttäjä</text:p>
      <text:p text:style-name="Text_20_body"><text:s/>Rekisteröitynyt käyttäjä, jolle ylläpitäjä on antanut suoran reseptien lisäysoikeuden.</text:p>
      <text:p text:style-name="Text_20_body"></text:p>
      <text:p text:style-name="P1">Ylläpitäjä</text:p>
      <text:p text:style-name="Text_20_body"><text:s/>Henkilö, joka hallinnoi järjestelmää.</text:p>
      <text:p text:style-name="Text_20_body"></text:p>
      <text:h text:style-name="P2" text:outline-level="2">Käyttötapaukset</text:h>
      <text:p text:style-name="Text_20_body"></text:p>
      <text:p text:style-name="P1">Jokamiehen käyttötapaukset</text:p>
      <text:p text:style-name="Text_20_body">rekisteröityminen, kirjautuminen</text:p>
      <text:p text:style-name="Text_20_body"></text:p>
      <text:p text:style-name="Text_20_body"/>
      <text:p text:style-name="Text_20_body"/>
      <text:p text:style-name="P1"><text:soft-page-break/>Käyttäjän käyttötapaukset</text:p>
      <text:p text:style-name="Text_20_body"><text:span text:style-name="T1"></text:span></text:p>
      <text:p text:style-name="Text_20_body">Reseptin haku:</text:p>
      <text:p text:style-name="Text_20_body">Käyttäjä voi hakea reseptin tietokannasta valitsemallaan hakusanalla. Käyttäjälle näytetään hakutulokset. </text:p>
      <text:p text:style-name="Text_20_body">Esimerkki: "Mitkä drinkit sisältävät Koskenkorvaa?"</text:p>
      <text:p text:style-name="Text_20_body"></text:p>
      <text:p text:style-name="Text_20_body">Reseptin ehdottaminen:</text:p>
      <text:p text:style-name="Text_20_body">Käyttäjä voi syöttää lisättävän drinkin tiedot lomakkeeseen. Jos ylläpitäjä hyväksyy ehdotuksen, lisätään drinkin tiedot järjestelmään. </text:p>
      <text:p text:style-name="Text_20_body"></text:p>
      <text:p text:style-name="Text_20_body">Käyttäjätietojen muutos:</text:p>
      <text:p text:style-name="Text_20_body">Käyttäjä voi muokata tietojaan ja poistaa tunnuksensa.</text:p>
      <text:p text:style-name="Text_20_body"></text:p>
      <text:p text:style-name="Text_20_body">Muita käyttötapauksia: uloskirjautuminen</text:p>
      <text:p text:style-name="Text_20_body"></text:p>
      <text:p text:style-name="P1">Luotetun käyttäjän käyttötapaukset</text:p>
      <text:p text:style-name="Text_20_body"></text:p>
      <text:p text:style-name="Text_20_body">Reseptin lisäys lomakkeella:</text:p>
      <text:p text:style-name="Text_20_body">Käyttäjä voi syöttää lisättävän drinkin tiedot lomakkeeseen. Drinkin tiedot siirtyvät järjestelmään.</text:p>
      <text:p text:style-name="Text_20_body"></text:p>
      <text:p text:style-name="Text_20_body">Muita käyttötapauksia: reseptin haku, käyttäjätietojen muutos, uloskirjautuminen</text:p>
      <text:p text:style-name="Text_20_body"></text:p>
      <text:p text:style-name="Text_20_body"></text:p>
      <text:p text:style-name="P1">Ylläpitäjän käyttötapaukset</text:p>
      <text:p text:style-name="Text_20_body">Ehdotuksien hyväksyminen:</text:p>
      <text:p text:style-name="Text_20_body">Ylläpitäjä voi tarkastella käyttäjien ehdottamia drinkkejä. Ylläpitäjä voi hylätä ehdotuksen, jolloin se poistetaan, tai hyväksyä ehdotuksen, jolloin uusi drinkki lisätään järjestelmään.</text:p>
      <text:p text:style-name="Text_20_body"></text:p>
      <text:p text:style-name="Text_20_body">Oikeuksien hallinta:</text:p>
      <text:p text:style-name="Text_20_body">Ylläpitäjä voi muuttaa käyttäjien tasoja. </text:p>
      <text:p text:style-name="Text_20_body">Esimerkiksi: Käyttäjän nostaminen "Luotetuksi käyttäjäksi".</text:p>
      <text:p text:style-name="Text_20_body"></text:p>
      <text:p text:style-name="Text_20_body">Reseptin lisäys tekstitiedostosta:</text:p>
      <text:p text:style-name="Text_20_body">käyttäjä voi lukea tekstiedoston tiedot, ja lisätä ne järjestelmään.</text:p>
      <text:p text:style-name="Text_20_body"></text:p>
      <text:p text:style-name="Text_20_body"><text:soft-page-break/>Muita käyttötapauksia: reseptin haku, käyttäjätietojen muutos, uloskirjautuminen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3-11T18:13:11</dc:date>
    <dc:creator>Leppäkoski A</dc:creator>
    <meta:editing-duration>P0D</meta:editing-duration>
    <meta:editing-cycles>1</meta:editing-cycles>
    <meta:document-statistic meta:table-count="0" meta:image-count="0" meta:object-count="0" meta:page-count="3" meta:paragraph-count="66" meta:word-count="217" meta:character-count="2161" meta:non-whitespace-character-count="2130"/>
  </office:meta>
</office:document-meta>
</file>